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ement Document to Eye Movements Code</text:p>
      <text:p text:style-name="P1"/>
      <text:list xml:id="list2153567244" text:style-name="L1">
        <text:list-item>
          <text:p text:style-name="P3">aux_funcs.py</text:p>
        </text:list-item>
      </text:list>
      <text:p text:style-name="P2"><text:span text:style-name="T1"><text:tab/><text:tab/></text:span>This script contains auxiliary functions for data manipulation and conversion.</text:p>
      <text:list xml:id="list1308501131" text:continue-numbering="true" text:style-name="L1">
        <text:list-item>
          <text:p text:style-name="P5"><text:span text:style-name="T1">quant_funcs.py<text:line-break/> <text:tab/>This script contains functions use to quantify the eye path in various ways. Namely, <text:tab/>extracting fixation points and quantifying saccades.</text:span></text:p>
        </text:list-item>
      </text:list>
      <text:p text:style-name="P2"><text:span text:style-name="T1"/></text:p>
      <text:p text:style-name="P2"><text:span text:style-name="T1"/></text:p>
      <text:list xml:id="list1175289263" text:continue-numbering="true" text:style-name="L1">
        <text:list-item>
          <text:p text:style-name="P6"><text:span text:style-name="T1">explore_raw.py<text:line-break/><text:tab/>Creates stimuli and plots raw data on top.</text:span></text:p>
        </text:list-item>
        <text:list-item>
          <text:p text:style-name="P3">explore_meta.py</text:p>
          <text:list>
            <text:list-item>
              <text:list>
                <text:list-header>
                  <text:p text:style-name="P3">This script contains plotting tools for the various types of quantification methods.a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07-27T16:01:47</meta:creation-date>
    <dc:date>2016-07-27T17:32:49</dc:date>
    <dc:creator>Will Morrison</dc:creator>
    <meta:editing-duration>PT49M5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7" meta:word-count="65" meta:character-count="451" meta:non-whitespace-character-count="392"/>
  </office:meta>
</office:document-meta>
</file>